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6.2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6.270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4" style:family="table">
      <style:table-properties style:width="6.2701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270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5" style:family="table">
      <style:table-properties style:width="6.2701in" fo:margin-left="0in" fo:margin-top="0in" fo:margin-bottom="0in" table:align="left"/>
    </style:style>
    <style:style style:name="Table5.A" style:family="table-column">
      <style:table-column-properties style:column-width="6.270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6" style:family="table">
      <style:table-properties style:width="6.2701in" fo:margin-left="0in" fo:margin-top="0in" fo:margin-bottom="0in" table:align="left"/>
    </style:style>
    <style:style style:name="Table6.A" style:family="table-column">
      <style:table-column-properties style:column-width="6.270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7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.5in" fo:margin-right="0in" fo:orphans="0" fo:widows="0" fo:text-indent="0in" style:auto-text-indent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3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text-position="super 58%" fo:font-size="14pt" fo:font-weight="bold" style:font-size-asian="14pt" style:font-weight-asian="bold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font-size-complex="12pt" fo:background-color="#ffff00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font-style="italic" style:font-size-asian="12pt" style:font-style-asian="italic" style:font-size-complex="12pt"/>
    </style:style>
    <style:style style:name="T7" style:family="text">
      <style:text-properties fo:color="#ffffff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8" style:family="text">
      <style:text-properties fo:color="#fcc28c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9" style:family="text">
      <style:text-properties fo:color="#ffffaa" style:font-name="Consolas" fo:font-size="12pt" fo:background-color="#333333" loext:char-shading-value="0" style:font-name-asian="Consolas1" style:font-size-asian="12pt" style:font-name-complex="Consolas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2</text:span><text:span text:style-name="T2">a</text:span><text:span text:style-name="T1"> Etapa do Trabalho</text:span></text:p>
      <text:p text:style-name="P1"/>
      <text:p text:style-name="P1"/>
      <text:p text:style-name="P4"><text:span text:style-name="T3">Nome: José Ferreira Arantes Lopes e Matheus Henrique Maia Ramos</text:span></text:p>
      <text:p text:style-name="P1"/>
      <text:p text:style-name="P1"/>
      <text:p text:style-name="P6"><text:span text:style-name="T3">Com a primeira etapa do trabalho concluída, temos o ambiente de trabalho pronto para a criação dos projetos em NestJS e Vue.</text:span></text:p>
      <text:p text:style-name="P7"/>
      <text:p text:style-name="P4"><text:span text:style-name="T5">Criação do projeto em NestJS na pasta projetoNest:</text:span></text:p>
      <text:p text:style-name="P1"/>
      <text:p text:style-name="P6"><text:span text:style-name="T3">Entre no diretório que deseja instalar o projeto, ou seja, a pasta “projetoNest”. Então crie um projeto em NestJS, usando o seguinte comando no terminal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text:span text:style-name="T7">nest </text:span><text:span text:style-name="T8">new</text:span><text:span text:style-name="T7"> </text:span><text:span text:style-name="T9">projeto</text:span><text:span text:style-name="T7">-nest</text:span></text:p>
          </table:table-cell>
        </table:table-row>
      </table:table>
      <text:p text:style-name="P9"/>
      <text:p text:style-name="P6"><text:span text:style-name="T3">Será perguntado qual gerenciador de pacote você deseja usar, confira se a opção “npm” está selecionada e tecle Enter.</text:span></text:p>
      <text:p text:style-name="P10"/>
      <text:p text:style-name="P6"><text:span text:style-name="T3">Após a criação do projeto, entre no Fixe a versão do Node.js no diretório “projeto-nest” usando o Volta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<text:span text:style-name="T7">volta pin </text:span><text:span text:style-name="T8">node</text:span></text:p>
          </table:table-cell>
        </table:table-row>
      </table:table>
      <text:p text:style-name="P11"/>
      <text:p text:style-name="P6"><text:span text:style-name="T3">Fixe também a versão do NPM no diretório “projeto-nest” usando o Volta: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<text:span text:style-name="T7">volta pin </text:span><text:span text:style-name="T9">npm</text:span></text:p>
          </table:table-cell>
        </table:table-row>
      </table:table>
      <text:p text:style-name="P9"/>
      <text:p text:style-name="P9"/>
      <text:p text:style-name="P9"/>
      <text:p text:style-name="P9"/>
      <text:p text:style-name="P4"><text:span text:style-name="T5">Criação do projeto em Vue na pasta projetoVue:</text:span></text:p>
      <text:p text:style-name="P3"/>
      <text:p text:style-name="P6"><text:span text:style-name="T3">Entre no diretório que deseja instalar o projeto, ou seja, a pasta “projetoVue”. Então crie um projeto em Vue, usando o seguinte comando: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<text:span text:style-name="T9">npm</text:span><text:span text:style-name="T7"> create vue@latest</text:span></text:p>
          </table:table-cell>
        </table:table-row>
      </table:table>
      <text:p text:style-name="P9"/>
      <text:p text:style-name="P6"><text:span text:style-name="T3">Será perguntado se você deseja instalar o pacote create-vue@3.9.2. </text:span><text:span text:style-name="T5">Escreva ‘y’, sem as aspas, e tecle Enter. (Isso ocorre apenas na primeira vez que instalamos o Vue)</text:span></text:p>
      <text:p text:style-name="P9"/>
      <text:p text:style-name="P6"><text:span text:style-name="T3">Siga as instruções para cada campo que será questionado:</text:span></text:p>
      <text:p text:style-name="P12"><text:span text:style-name="T6">Project name:</text:span><text:span text:style-name="T3"> Digite “projeto-vue”</text:span></text:p>
      <text:p text:style-name="P12"><text:span text:style-name="T6">Add TypeScript?</text:span><text:span text:style-name="T3"> Tecle Enter</text:span></text:p>
      <text:p text:style-name="P12"><text:span text:style-name="T6">Add JSX Support?</text:span><text:span text:style-name="T3"> Tecle Enter</text:span></text:p>
      <text:p text:style-name="P12"><text:span text:style-name="T6">Add Vue Router for Single Page Application development?</text:span><text:span text:style-name="T3"> Tecle Enter</text:span></text:p>
      <text:p text:style-name="P12"><text:span text:style-name="T6">Add Pinia for state management?</text:span><text:span text:style-name="T3"> Tecle Enter</text:span></text:p>
      <text:p text:style-name="P12"><text:span text:style-name="T6">Add Vitest for Unit Testing?</text:span><text:span text:style-name="T3"> Tecle Enter</text:span></text:p>
      <text:p text:style-name="P12"><text:span text:style-name="T6">Add an End-to-End Testing Solution?</text:span><text:span text:style-name="T3"> Tecle Enter</text:span></text:p>
      <text:p text:style-name="P12"><text:span text:style-name="T6">Add ESLint for code quality?</text:span><text:span text:style-name="T3"> Tecle Enter</text:span></text:p>
      <text:p text:style-name="P10"/>
      <text:p text:style-name="P9"/>
      <text:p text:style-name="P6"><text:span text:style-name="T3">Fixe a versão do Node.js no diretório “projeto-vue” usando o Volta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"><text:span text:style-name="T7">volta pin </text:span><text:span text:style-name="T8">node</text:span></text:p>
          </table:table-cell>
        </table:table-row>
      </table:table>
      <text:p text:style-name="P2"/>
      <text:p text:style-name="P6"><text:span text:style-name="T3">Fixe também a versão do NPM no diretório “projeto-vue” usando o Volta: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<text:span text:style-name="T7">volta pin </text:span><text:span text:style-name="T9">npm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0" meta:object-count="0" meta:page-count="1" meta:paragraph-count="28" meta:word-count="277" meta:character-count="1666" meta:non-whitespace-character-count="1417"/>
    <meta:generator>LibreOfficeDev/6.0.5.2$Linux_X86_64 LibreOffice_project/</meta:generator>
  </office:meta>
</office:document-meta>
</file>